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d703" officeooo:paragraph-rsid="0001d703"/>
    </style:style>
    <style:style style:name="P2" style:family="paragraph" style:parent-style-name="Standard">
      <style:paragraph-properties fo:text-align="start" style:justify-single-word="false"/>
      <style:text-properties officeooo:rsid="0001d703" officeooo:paragraph-rsid="0001d703"/>
    </style:style>
    <style:style style:name="P3" style:family="paragraph" style:parent-style-name="Standard">
      <style:paragraph-properties fo:text-align="start" style:justify-single-word="false"/>
      <style:text-properties officeooo:rsid="0001d703" officeooo:paragraph-rsid="000fbeba"/>
    </style:style>
    <style:style style:name="P4" style:family="paragraph" style:parent-style-name="Standard">
      <style:paragraph-properties fo:text-align="start" style:justify-single-word="false"/>
      <style:text-properties officeooo:rsid="0001d703" officeooo:paragraph-rsid="001699c1"/>
    </style:style>
    <style:style style:name="P5" style:family="paragraph" style:parent-style-name="Standard">
      <style:paragraph-properties fo:text-align="start" style:justify-single-word="false"/>
      <style:text-properties officeooo:rsid="0001d703" officeooo:paragraph-rsid="0016d077"/>
    </style:style>
    <style:style style:name="P6" style:family="paragraph" style:parent-style-name="Standard">
      <style:paragraph-properties fo:text-align="start" style:justify-single-word="false"/>
      <style:text-properties officeooo:rsid="0001d703" officeooo:paragraph-rsid="0044b341"/>
    </style:style>
    <style:style style:name="P7" style:family="paragraph" style:parent-style-name="Standard">
      <style:paragraph-properties fo:text-align="start" style:justify-single-word="false"/>
      <style:text-properties officeooo:rsid="0001d703" officeooo:paragraph-rsid="0046eccf"/>
    </style:style>
    <style:style style:name="P8" style:family="paragraph" style:parent-style-name="Standard">
      <style:paragraph-properties fo:text-align="start" style:justify-single-word="false"/>
      <style:text-properties officeooo:rsid="0001d703" officeooo:paragraph-rsid="0048e1e0"/>
    </style:style>
    <style:style style:name="P9" style:family="paragraph" style:parent-style-name="Standard">
      <style:paragraph-properties fo:text-align="start" style:justify-single-word="false"/>
      <style:text-properties officeooo:rsid="0001d703" officeooo:paragraph-rsid="0052a148"/>
    </style:style>
    <style:style style:name="P10" style:family="paragraph" style:parent-style-name="Standard">
      <style:paragraph-properties fo:text-align="start" style:justify-single-word="false"/>
      <style:text-properties officeooo:paragraph-rsid="0001d703"/>
    </style:style>
    <style:style style:name="P11" style:family="paragraph" style:parent-style-name="Standard">
      <style:paragraph-properties fo:text-align="start" style:justify-single-word="false"/>
      <style:text-properties officeooo:paragraph-rsid="001699c1"/>
    </style:style>
    <style:style style:name="P12" style:family="paragraph" style:parent-style-name="Standard">
      <style:paragraph-properties fo:text-align="start" style:justify-single-word="false"/>
      <style:text-properties officeooo:paragraph-rsid="0048e1e0"/>
    </style:style>
    <style:style style:name="P13" style:family="paragraph" style:parent-style-name="Standard">
      <style:paragraph-properties fo:text-align="start" style:justify-single-word="false"/>
      <style:text-properties officeooo:paragraph-rsid="004bed26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01d703" officeooo:paragraph-rsid="0001d703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52a148" officeooo:paragraph-rsid="0052a148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54659f" officeooo:paragraph-rsid="0054659f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weight="bold" officeooo:rsid="00134e1c" officeooo:paragraph-rsid="000fbeba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weight="bold" officeooo:rsid="00134e1c" officeooo:paragraph-rsid="001699c1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weight="bold" officeooo:rsid="00134e1c" officeooo:paragraph-rsid="00187d67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weight="bold" officeooo:rsid="00134e1c" officeooo:paragraph-rsid="0048e1e0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weight="bold" officeooo:rsid="00134e1c" officeooo:paragraph-rsid="0051c5ca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weight="bold" officeooo:rsid="0012790c" officeooo:paragraph-rsid="000fbeba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weight="bold" officeooo:rsid="0012790c" officeooo:paragraph-rsid="00116bc0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weight="bold" officeooo:rsid="0012790c" officeooo:paragraph-rsid="001699c1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weight="bold" officeooo:rsid="0012790c" officeooo:paragraph-rsid="00187d67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weight="bold" officeooo:rsid="0012790c" officeooo:paragraph-rsid="0048e1e0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weight="bold" officeooo:rsid="0012790c" officeooo:paragraph-rsid="0052a148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weight="bold" officeooo:rsid="0012790c" officeooo:paragraph-rsid="0054659f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weight="bold" officeooo:rsid="00116bc0" officeooo:paragraph-rsid="001699c1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weight="bold" officeooo:rsid="00116bc0" officeooo:paragraph-rsid="0048e1e0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weight="bold" officeooo:rsid="0016d077" officeooo:paragraph-rsid="0016d077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weight="bold" officeooo:rsid="00187d67" officeooo:paragraph-rsid="00187d67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iberation Serif" officeooo:rsid="0001d703" officeooo:paragraph-rsid="001699c1"/>
    </style:style>
    <style:style style:name="P34" style:family="paragraph" style:parent-style-name="Standard">
      <style:paragraph-properties fo:text-align="start" style:justify-single-word="false"/>
      <style:text-properties style:font-name="Liberation Serif" officeooo:rsid="0001d703" officeooo:paragraph-rsid="00187d67"/>
    </style:style>
    <style:style style:name="P35" style:family="paragraph" style:parent-style-name="Standard">
      <style:paragraph-properties fo:text-align="start" style:justify-single-word="false"/>
      <style:text-properties style:font-name="Liberation Serif" officeooo:rsid="0001d703" officeooo:paragraph-rsid="004657dc"/>
    </style:style>
    <style:style style:name="P36" style:family="paragraph" style:parent-style-name="Standard">
      <style:paragraph-properties fo:text-align="start" style:justify-single-word="false"/>
      <style:text-properties style:font-name="Liberation Serif" officeooo:rsid="0001d703" officeooo:paragraph-rsid="0048e1e0"/>
    </style:style>
    <style:style style:name="P37" style:family="paragraph" style:parent-style-name="Standard">
      <style:paragraph-properties fo:text-align="start" style:justify-single-word="false"/>
      <style:text-properties style:font-name="Liberation Serif" officeooo:rsid="0001d703" officeooo:paragraph-rsid="0052a148"/>
    </style:style>
    <style:style style:name="P38" style:family="paragraph" style:parent-style-name="Standard">
      <style:paragraph-properties fo:text-align="start" style:justify-single-word="false"/>
      <style:text-properties style:font-name="Liberation Serif" officeooo:rsid="0001d703" officeooo:paragraph-rsid="00548da9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weight="normal" officeooo:rsid="0001d703" officeooo:paragraph-rsid="000fbeba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weight="normal" officeooo:rsid="00187d67" officeooo:paragraph-rsid="00187d67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weight="normal" officeooo:rsid="00116bc0" officeooo:paragraph-rsid="00116bc0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weight="normal" officeooo:rsid="00116bc0" officeooo:paragraph-rsid="001699c1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weight="normal" officeooo:rsid="00116bc0" officeooo:paragraph-rsid="0048e1e0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weight="normal" officeooo:rsid="00116bc0" officeooo:paragraph-rsid="0052a148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weight="normal" officeooo:rsid="004657dc" officeooo:paragraph-rsid="004657dc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officeooo:rsid="001699c1" officeooo:paragraph-rsid="001699c1"/>
    </style:style>
    <style:style style:name="P47" style:family="paragraph" style:parent-style-name="Standard">
      <style:paragraph-properties fo:text-align="start" style:justify-single-word="false"/>
      <style:text-properties officeooo:rsid="001699c1" officeooo:paragraph-rsid="0016d077"/>
    </style:style>
    <style:style style:name="P48" style:family="paragraph" style:parent-style-name="Standard">
      <style:paragraph-properties fo:text-align="start" style:justify-single-word="false"/>
      <style:text-properties officeooo:rsid="001699c1" officeooo:paragraph-rsid="0048e1e0"/>
    </style:style>
    <style:style style:name="P49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4657dc" officeooo:paragraph-rsid="004657dc" style:letter-kerning="true" style:font-size-asian="12pt" style:font-style-asian="normal" style:font-weight-asian="normal" style:font-size-complex="12pt" style:text-emphasize="none"/>
    </style:style>
    <style:style style:name="P50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657dc" officeooo:paragraph-rsid="0001d703" style:letter-kerning="true" style:font-size-asian="11pt" style:font-style-asian="normal" style:font-weight-asian="normal" style:text-emphasize="none"/>
    </style:style>
    <style:style style:name="P51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paragraph-rsid="001699c1" style:letter-kerning="true" style:font-size-asian="11pt" style:font-style-asian="normal" style:font-weight-asian="normal" style:text-emphasize="none"/>
    </style:style>
    <style:style style:name="P52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paragraph-rsid="0048e1e0" style:letter-kerning="true" style:font-size-asian="11pt" style:font-style-asian="normal" style:font-weight-asian="normal" style:text-emphasize="none"/>
    </style:style>
    <style:style style:name="P53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paragraph-rsid="0052a148" style:letter-kerning="true" style:font-size-asian="11pt" style:font-style-asian="normal" style:font-weight-asian="normal" style:text-emphasize="none"/>
    </style:style>
    <style:style style:name="P54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paragraph-rsid="001699c1" style:letter-kerning="true" style:font-size-asian="11pt" style:font-style-asian="normal" style:font-weight-asian="normal" style:font-size-complex="12pt" style:text-emphasize="none"/>
    </style:style>
    <style:style style:name="P55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paragraph-rsid="0048e1e0" style:font-size-asian="11pt" style:font-style-asian="normal" style:font-weight-asian="normal" style:text-emphasize="none"/>
    </style:style>
    <style:style style:name="P56" style:family="paragraph" style:parent-style-name="Standard">
      <style:paragraph-properties fo:text-align="start" style:justify-single-word="false"/>
      <style:text-properties officeooo:rsid="0044b341" officeooo:paragraph-rsid="0044b341"/>
    </style:style>
    <style:style style:name="P57" style:family="paragraph" style:parent-style-name="Standard">
      <style:paragraph-properties fo:text-align="start" style:justify-single-word="false"/>
      <style:text-properties fo:font-weight="normal" officeooo:rsid="0046eccf" officeooo:paragraph-rsid="0046eccf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weight="normal" officeooo:rsid="001699c1" officeooo:paragraph-rsid="0046eccf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officeooo:rsid="0046eccf" officeooo:paragraph-rsid="0046eccf"/>
    </style:style>
    <style:style style:name="P60" style:family="paragraph" style:parent-style-name="Standard">
      <style:paragraph-properties fo:text-align="start" style:justify-single-word="false"/>
      <style:text-properties officeooo:rsid="0048e1e0" officeooo:paragraph-rsid="0048e1e0"/>
    </style:style>
    <style:style style:name="P61" style:family="paragraph" style:parent-style-name="Standard">
      <style:paragraph-properties fo:text-align="start" style:justify-single-word="false" style:writing-mode="lr-tb"/>
    </style:style>
    <style:style style:name="P62" style:family="paragraph" style:parent-style-name="Standard">
      <style:paragraph-properties fo:text-align="start" style:justify-single-word="false" style:writing-mode="lr-tb"/>
      <style:text-properties officeooo:paragraph-rsid="0048bac2"/>
    </style:style>
    <style:style style:name="P63" style:family="paragraph" style:parent-style-name="Standard">
      <style:paragraph-properties fo:text-align="start" style:justify-single-word="false" style:writing-mode="lr-tb"/>
      <style:text-properties officeooo:paragraph-rsid="0048e1e0"/>
    </style:style>
    <style:style style:name="P64" style:family="paragraph" style:parent-style-name="Standard">
      <style:paragraph-properties fo:text-align="start" style:justify-single-word="false" style:writing-mode="lr-tb"/>
      <style:text-properties officeooo:paragraph-rsid="0052a148"/>
    </style:style>
    <style:style style:name="P65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bold" officeooo:rsid="0012790c" officeooo:paragraph-rsid="000fbeba" style:letter-kerning="true" style:font-size-asian="11pt" style:font-style-asian="normal" style:font-weight-asian="bold" style:font-weight-complex="bold" style:text-emphasize="none"/>
    </style:style>
    <style:style style:name="P66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bold" officeooo:rsid="0012790c" officeooo:paragraph-rsid="001699c1" style:letter-kerning="true" style:font-size-asian="11pt" style:font-style-asian="normal" style:font-weight-asian="bold" style:font-weight-complex="bold" style:text-emphasize="none"/>
    </style:style>
    <style:style style:name="P67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bold" officeooo:rsid="0012790c" officeooo:paragraph-rsid="00187d67" style:letter-kerning="true" style:font-size-asian="11pt" style:font-style-asian="normal" style:font-weight-asian="bold" style:font-weight-complex="bold" style:text-emphasize="none"/>
    </style:style>
    <style:style style:name="P68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bold" officeooo:rsid="0012790c" officeooo:paragraph-rsid="0048e1e0" style:letter-kerning="true" style:font-size-asian="11pt" style:font-style-asian="normal" style:font-weight-asian="bold" style:font-weight-complex="bold" style:text-emphasize="none"/>
    </style:style>
    <style:style style:name="P69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bold" officeooo:rsid="0012790c" officeooo:paragraph-rsid="0052a148" style:letter-kerning="true" style:font-size-asian="11pt" style:font-style-asian="normal" style:font-weight-asian="bold" style:font-weight-complex="bold" style:text-emphasize="none"/>
    </style:style>
    <style:style style:name="P70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P71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paragraph-rsid="0048e1e0" style:font-size-asian="11pt" style:font-style-asian="normal" style:font-weight-asian="normal" style:text-emphasize="none"/>
    </style:style>
    <style:style style:name="P72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paragraph-rsid="0052a148" style:font-size-asian="11pt" style:font-style-asian="normal" style:font-weight-asian="normal" style:text-emphasize="none"/>
    </style:style>
    <style:style style:name="P73" style:family="paragraph" style:parent-style-name="Preformatted_20_Text">
      <style:paragraph-properties fo:text-align="start" style:justify-single-word="false"/>
      <style:text-properties style:font-name="Liberation Serif" fo:font-weight="normal" officeooo:rsid="0001d703" officeooo:paragraph-rsid="001699c1" style:font-weight-asian="normal" style:font-weight-complex="normal"/>
    </style:style>
    <style:style style:name="P74" style:family="paragraph" style:parent-style-name="Preformatted_20_Text">
      <style:paragraph-properties fo:text-align="start" style:justify-single-word="false"/>
      <style:text-properties style:font-name="Liberation Serif" fo:font-weight="normal" officeooo:rsid="0001d703" officeooo:paragraph-rsid="0048e1e0" style:font-weight-asian="normal" style:font-weight-complex="normal"/>
    </style:style>
    <style:style style:name="P75" style:family="paragraph" style:parent-style-name="Preformatted_20_Text">
      <style:paragraph-properties fo:text-align="start" style:justify-single-word="false"/>
      <style:text-properties style:font-name="Liberation Serif" fo:font-weight="normal" officeooo:rsid="0001d703" officeooo:paragraph-rsid="00187d67" style:font-weight-asian="normal" style:font-weight-complex="normal"/>
    </style:style>
    <style:style style:name="P76" style:family="paragraph" style:parent-style-name="Preformatted_20_Text">
      <style:paragraph-properties fo:text-align="start" style:justify-single-word="false"/>
      <style:text-properties style:font-name="Liberation Serif" fo:font-weight="normal" officeooo:rsid="00187d67" officeooo:paragraph-rsid="004b1f3b" style:font-weight-asian="normal" style:font-weight-complex="normal"/>
    </style:style>
    <style:style style:name="P77" style:family="paragraph" style:parent-style-name="Preformatted_20_Text">
      <style:paragraph-properties fo:text-align="start" style:justify-single-word="false"/>
      <style:text-properties style:font-name="Liberation Serif" fo:font-weight="normal" officeooo:rsid="00187d67" officeooo:paragraph-rsid="00187d67" style:font-weight-asian="normal" style:font-weight-complex="normal"/>
    </style:style>
    <style:style style:name="P78" style:family="paragraph" style:parent-style-name="Preformatted_20_Text">
      <style:paragraph-properties fo:text-align="start" style:justify-single-word="false"/>
      <style:text-properties style:font-name="Liberation Serif" fo:font-weight="normal" officeooo:rsid="00187d67" officeooo:paragraph-rsid="005b886a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weight="bold" officeooo:rsid="00134e1c" officeooo:paragraph-rsid="0052a148" style:font-weight-asian="bold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weight="bold" officeooo:rsid="00134e1c" officeooo:paragraph-rsid="005b886a" style:font-weight-asian="bold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weight="bold" officeooo:rsid="00134e1c" officeooo:paragraph-rsid="005c3ba1" style:font-weight-asian="bold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weight="bold" officeooo:rsid="0016d077" officeooo:paragraph-rsid="005b886a" style:font-weight-asian="bold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weight="bold" officeooo:rsid="0012790c" officeooo:paragraph-rsid="005b886a" style:font-weight-asian="bold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weight="bold" officeooo:rsid="00187d67" officeooo:paragraph-rsid="005b886a" style:font-weight-asian="bold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weight="normal" officeooo:rsid="00134e1c" officeooo:paragraph-rsid="0052a148" style:font-weight-asian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weight="normal" officeooo:rsid="00116bc0" officeooo:paragraph-rsid="00187d67" style:font-weight-asian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weight="normal" officeooo:rsid="00116bc0" officeooo:paragraph-rsid="005b886a" style:font-weight-asian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weight="normal" officeooo:rsid="00187d67" officeooo:paragraph-rsid="005b886a" style:font-weight-asian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officeooo:rsid="0001d703" officeooo:paragraph-rsid="005c3ba1"/>
    </style:style>
    <style:style style:name="P90" style:family="paragraph" style:parent-style-name="Standard">
      <style:paragraph-properties fo:text-align="start" style:justify-single-word="false"/>
      <style:text-properties style:font-name="Liberation Serif" officeooo:rsid="0001d703" officeooo:paragraph-rsid="005d75ff"/>
    </style:style>
    <style:style style:name="P91" style:family="paragraph" style:parent-style-name="Standard">
      <style:paragraph-properties fo:text-align="start" style:justify-single-word="false"/>
      <style:text-properties officeooo:paragraph-rsid="005b886a"/>
    </style:style>
    <style:style style:name="P92" style:family="paragraph" style:parent-style-name="Standard">
      <style:paragraph-properties fo:text-align="start" style:justify-single-word="false"/>
      <style:text-properties officeooo:rsid="0001d703" officeooo:paragraph-rsid="005b886a"/>
    </style:style>
    <style:style style:name="P93" style:family="paragraph" style:parent-style-name="Standard">
      <style:paragraph-properties fo:text-align="start" style:justify-single-word="false"/>
      <style:text-properties officeooo:rsid="001699c1" officeooo:paragraph-rsid="005b886a"/>
    </style:style>
    <style:style style:name="P94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bold" officeooo:rsid="0012790c" officeooo:paragraph-rsid="005b886a" style:letter-kerning="true" style:font-size-asian="11pt" style:font-style-asian="normal" style:font-weight-asian="bold" style:font-weight-complex="bold" style:text-emphasize="none"/>
    </style:style>
    <style:style style:name="T1" style:family="text">
      <style:text-properties officeooo:rsid="0001d703"/>
    </style:style>
    <style:style style:name="T2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48bac2" style:font-size-asian="11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48e1e0" style:font-size-asian="11pt" style:font-style-asian="normal" style:font-weight-asian="normal" style:text-emphasize="none"/>
    </style:style>
    <style:style style:name="T5" style:family="text">
      <style:text-properties officeooo:rsid="001fba2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fed81" style:font-weight-asian="normal" style:font-weight-complex="normal"/>
    </style:style>
    <style:style style:name="T8" style:family="text">
      <style:text-properties fo:font-weight="normal" officeooo:rsid="000fbeba" style:font-weight-asian="normal" style:font-weight-complex="normal"/>
    </style:style>
    <style:style style:name="T9" style:family="text">
      <style:text-properties fo:font-weight="normal" officeooo:rsid="00116bc0" style:font-weight-asian="normal" style:font-weight-complex="normal"/>
    </style:style>
    <style:style style:name="T10" style:family="text">
      <style:text-properties fo:font-weight="normal" officeooo:rsid="001699c1" style:font-weight-asian="normal" style:font-weight-complex="normal"/>
    </style:style>
    <style:style style:name="T11" style:family="text">
      <style:text-properties fo:font-weight="normal" officeooo:rsid="00187d67" style:font-weight-asian="normal" style:font-weight-complex="normal"/>
    </style:style>
    <style:style style:name="T12" style:family="text">
      <style:text-properties fo:font-weight="normal" officeooo:rsid="004657dc" style:font-weight-asian="normal" style:font-weight-complex="normal"/>
    </style:style>
    <style:style style:name="T13" style:family="text">
      <style:text-properties fo:font-weight="normal" officeooo:rsid="0048d71f" style:font-weight-asian="normal" style:font-weight-complex="normal"/>
    </style:style>
    <style:style style:name="T14" style:family="text">
      <style:text-properties fo:font-weight="normal" officeooo:rsid="0048e1e0" style:font-weight-asian="normal" style:font-weight-complex="normal"/>
    </style:style>
    <style:style style:name="T15" style:family="text">
      <style:text-properties fo:font-weight="normal" officeooo:rsid="004bed26" style:font-weight-asian="normal" style:font-weight-complex="normal"/>
    </style:style>
    <style:style style:name="T16" style:family="text">
      <style:text-properties fo:font-weight="normal" officeooo:rsid="0054659f" style:font-weight-asian="normal" style:font-weight-complex="normal"/>
    </style:style>
    <style:style style:name="T17" style:family="text">
      <style:text-properties fo:font-weight="normal" officeooo:rsid="005b886a" style:font-weight-asian="normal" style:font-weight-complex="normal"/>
    </style:style>
    <style:style style:name="T18" style:family="text">
      <style:text-properties fo:font-weight="normal" officeooo:rsid="005c3ba1" style:font-weight-asian="normal" style:font-weight-complex="normal"/>
    </style:style>
    <style:style style:name="T19" style:family="text">
      <style:text-properties fo:font-weight="normal" officeooo:rsid="005d75ff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02927f" style:font-weight-asian="bold" style:font-weight-complex="bold"/>
    </style:style>
    <style:style style:name="T22" style:family="text">
      <style:text-properties fo:font-weight="bold" officeooo:rsid="001699c1" style:font-weight-asian="bold" style:font-weight-complex="bold"/>
    </style:style>
    <style:style style:name="T23" style:family="text">
      <style:text-properties fo:font-weight="bold" officeooo:rsid="0001d703" style:font-weight-asian="bold" style:font-weight-complex="bold"/>
    </style:style>
    <style:style style:name="T24" style:family="text">
      <style:text-properties fo:font-weight="bold" officeooo:rsid="004657dc" style:font-weight-asian="bold" style:font-weight-complex="bold"/>
    </style:style>
    <style:style style:name="T25" style:family="text">
      <style:text-properties fo:font-weight="bold" officeooo:rsid="0048e1e0" style:font-weight-asian="bold" style:font-weight-complex="bold"/>
    </style:style>
    <style:style style:name="T26" style:family="text">
      <style:text-properties fo:font-weight="bold" officeooo:rsid="0052a148" style:font-weight-asian="bold" style:font-weight-complex="bold"/>
    </style:style>
    <style:style style:name="T27" style:family="text">
      <style:text-properties fo:font-weight="bold" officeooo:rsid="0054659f" style:font-weight-asian="bold" style:font-weight-complex="bold"/>
    </style:style>
    <style:style style:name="T28" style:family="text">
      <style:text-properties fo:font-weight="bold" officeooo:rsid="005522ca" style:font-weight-asian="bold" style:font-weight-complex="bold"/>
    </style:style>
    <style:style style:name="T29" style:family="text">
      <style:text-properties style:font-name="Liberation Serif" fo:font-weight="bold" officeooo:rsid="000e566c" style:font-weight-asian="bold" style:font-weight-complex="bold"/>
    </style:style>
    <style:style style:name="T30" style:family="text">
      <style:text-properties officeooo:rsid="00116bc0"/>
    </style:style>
    <style:style style:name="T31" style:family="text">
      <style:text-properties officeooo:rsid="001699c1"/>
    </style:style>
    <style:style style:name="T32" style:family="text">
      <style:text-properties officeooo:rsid="0016d077"/>
    </style:style>
    <style:style style:name="T33" style:family="text">
      <style:text-properties officeooo:rsid="0044b341"/>
    </style:style>
    <style:style style:name="T34" style:family="text">
      <style:text-properties officeooo:rsid="004657dc"/>
    </style:style>
    <style:style style:name="T35" style:family="text">
      <style:text-properties officeooo:rsid="0046eccf"/>
    </style:style>
    <style:style style:name="T36" style:family="text">
      <style:text-properties officeooo:rsid="0048d71f"/>
    </style:style>
    <style:style style:name="T37" style:family="text">
      <style:text-properties officeooo:rsid="0048e1e0"/>
    </style:style>
    <style:style style:name="T38" style:family="text">
      <style:text-properties officeooo:rsid="004b1f3b"/>
    </style:style>
    <style:style style:name="T39" style:family="text">
      <style:text-properties officeooo:rsid="005522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oto<text:span text:style-name="T30">col</text:span> document</text:p>
      <text:p text:style-name="P1"/>
      <text:p text:style-name="P16">Available Device Management</text:p>
      <text:p text:style-name="P2"/>
      <text:p text:style-name="P3"><text:span text:style-name="T29">Defination</text:span> : <text:s/></text:p>
      <text:p text:style-name="P6"><text:s text:c="3"/><text:span text:style-name="T33"><text:s/>deviceid &lt;text&gt; PRIMARY KEY,</text:span></text:p>
      <text:p text:style-name="P56"><text:s text:c="4"/>category &lt;text&gt;,</text:p>
      <text:p text:style-name="P56"><text:s text:c="4"/>create_ts &lt;timestamp&gt;,</text:p>
      <text:p text:style-name="P56"><text:s text:c="4"/>data &lt;text&gt;,</text:p>
      <text:p text:style-name="P56"><text:s text:c="4"/>gatewayid &lt;text&gt;,</text:p>
      <text:p text:style-name="P56"><text:s text:c="4"/>proto &lt;text&gt;,</text:p>
      <text:p text:style-name="P56"><text:s text:c="4"/>schematype &lt;text&gt;</text:p>
      <text:p text:style-name="P56"/>
      <text:p text:style-name="P15">1) Create Available Device</text:p>
      <text:p text:style-name="P15"/>
      <text:p text:style-name="P9"><text:span text:style-name="T28">Amqp data</text:span> : </text:p>
      <text:p text:style-name="P53">{</text:p>
      <text:p text:style-name="P64"><text:span text:style-name="T2">"deviceid": </text:span><text:span text:style-name="T3">&lt;text&gt;</text:span><text:span text:style-name="T2">,</text:span></text:p>
      <text:p text:style-name="P64"><text:span text:style-name="T2">"proto":</text:span><text:span text:style-name="T3">&lt;text&gt;</text:span><text:span text:style-name="T2">,</text:span></text:p>
      <text:p text:style-name="P64"><text:span text:style-name="T2">"category":</text:span><text:span text:style-name="T3">&lt;text&gt;</text:span><text:span text:style-name="T2">,</text:span></text:p>
      <text:p text:style-name="P64"><text:span text:style-name="T2">"gatewayid":</text:span><text:span text:style-name="T3">&lt;text&gt;</text:span><text:span text:style-name="T2">,</text:span></text:p>
      <text:p text:style-name="P64"><text:span text:style-name="T2">"</text:span><text:span text:style-name="T3">schematype</text:span><text:span text:style-name="T2">":</text:span><text:span text:style-name="T3">&lt;text&gt;</text:span><text:span text:style-name="T2">,</text:span></text:p>
      <text:p text:style-name="P64"><text:span text:style-name="T2">"data":</text:span><text:span text:style-name="T3">&lt;text&gt;</text:span></text:p>
      <text:p text:style-name="P72">}</text:p>
      <text:p text:style-name="P53"/>
      <text:p text:style-name="P69">Response :</text:p>
      <text:p text:style-name="P69"><text:tab/>Success : </text:p>
      <text:p text:style-name="P37"><text:s text:c="6"/><text:tab/><text:tab/><text:tab/><text:span text:style-name="T5">{“success”:&lt;text&gt;}</text:span></text:p>
      <text:p text:style-name="P37"><text:tab/><text:tab/><text:tab/><text:span text:style-name="T8">200 - </text:span><text:span text:style-name="T6">{"success":"success"}</text:span></text:p>
      <text:p text:style-name="P27"><text:tab/>Failure:</text:p>
      <text:p text:style-name="P27"><text:tab/><text:tab/><text:tab/><text:span text:style-name="T7">{“errormessage”:&lt;text&gt;}</text:span></text:p>
      <text:p text:style-name="P28"><text:span text:style-name="T7"><text:tab/><text:tab/><text:tab/></text:span><text:span text:style-name="T10">400 - </text:span><text:span text:style-name="T16">device already available devices list</text:span></text:p>
      <text:p text:style-name="P79">Example : </text:p>
      <text:p text:style-name="P85">{</text:p>
      <text:p text:style-name="P85">"devices": [</text:p>
      <text:p text:style-name="P85">{</text:p>
      <text:p text:style-name="P85">"deviceid": "234324238",</text:p>
      <text:p text:style-name="P85">"proto":"OIC or None or Blank",</text:p>
      <text:p text:style-name="P85">"category":"DEVICE",</text:p>
      <text:p text:style-name="P85">"gatewayid":"1242526",</text:p>
      <text:p text:style-name="P85">"schematype":"OIC_LIGHT",</text:p>
      <text:p text:style-name="P85">"data":{</text:p>
      <text:p text:style-name="P85">"oic":{</text:p>
      <text:p text:style-name="P85">"schema":"only if OIC, schema will be oic.r.fan.etc",</text:p>
      <text:p text:style-name="P85">"rt":" only if OIC, Resource type"</text:p>
      <text:p text:style-name="P85">},</text:p>
      <text:p text:style-name="P85">"properties":[</text:p>
      <text:p text:style-name="P85">{</text:p>
      <text:p text:style-name="P85">"prop1" : {</text:p>
      <text:p text:style-name="P85"><text:s/>"type": "integer",</text:p>
      <text:p text:style-name="P85"><text:s/>"description": "The current charge percentage.",</text:p>
      <text:p text:style-name="P85"><text:s/>"readOnly": true,</text:p>
      <text:p text:style-name="P85"><text:s/>"minimum": 0,</text:p>
      <text:p text:style-name="P85"><text:soft-page-break/><text:s/>"maximum": 100</text:p>
      <text:p text:style-name="P85">},</text:p>
      <text:p text:style-name="P85">"prop2": <text:s/>{</text:p>
      <text:p text:style-name="P85"><text:s/>"type": "number",</text:p>
      <text:p text:style-name="P85"><text:s/>"description": "Current temperature setting or measurement"</text:p>
      <text:p text:style-name="P85">},</text:p>
      <text:p text:style-name="P85">"prop3": <text:s/>{</text:p>
      <text:p text:style-name="P85"><text:s/>"enum": ["C","F","K"],</text:p>
      <text:p text:style-name="P85"><text:s/>"description": "Units for the temperature value",</text:p>
      <text:p text:style-name="P85"><text:s/>"readOnly": true</text:p>
      <text:p text:style-name="P85">}</text:p>
      <text:p text:style-name="P85">}],</text:p>
      <text:p text:style-name="P85">"required":["prop2"]</text:p>
      <text:p text:style-name="P85">}</text:p>
      <text:p text:style-name="P85">}]</text:p>
      <text:p text:style-name="P85">}</text:p>
      <text:p text:style-name="P44"><text:span text:style-name="T26">Result:</text:span><text:tab/><text:tab/><text:tab/></text:p>
      <text:p text:style-name="P44">{ success: 'success' }</text:p>
      <text:p text:style-name="P44"/>
      <text:p text:style-name="P2"><text:span text:style-name="T27">2</text:span><text:span text:style-name="T20">) </text:span><text:span text:style-name="T24">Get Availab</text:span><text:span text:style-name="T27">l</text:span><text:span text:style-name="T24">e</text:span> <text:span text:style-name="T24">Device</text:span></text:p>
      <text:p text:style-name="P2"/>
      <text:p text:style-name="P10"><text:span text:style-name="T23">URL</text:span><text:span text:style-name="T1"> : http://localhost/registration/availabledevices?deviceid=&lt;text&gt;(optional)</text:span></text:p>
      <text:p text:style-name="P2"><text:span text:style-name="T20">Method</text:span> : <text:span text:style-name="T34">GET</text:span></text:p>
      <text:p text:style-name="P2"><text:span text:style-name="T20">Headers</text:span> :</text:p>
      <text:p text:style-name="P2">content-type : application\json</text:p>
      <text:p text:style-name="P46">authorization : &lt;JWT-token&gt;</text:p>
      <text:p text:style-name="P50"/>
      <text:p text:style-name="P65">Response :</text:p>
      <text:p text:style-name="P65"><text:tab/>Success : </text:p>
      <text:p text:style-name="P38"><text:s text:c="6"/><text:tab/><text:tab/><text:tab/><text:span text:style-name="T5">{“success”:&lt;text&gt;, “result”:“&lt;available device detail&gt;”}</text:span></text:p>
      <text:p text:style-name="P35"><text:tab/><text:tab/><text:tab/><text:span text:style-name="T8">200 – </text:span><text:span text:style-name="T6">{"success":"success","result":[{"deviceid":</text:span><text:span text:style-name="T12">&lt;text&gt;</text:span><text:span text:style-name="T6">,</text:span></text:p>
      <text:p text:style-name="P35"><text:span text:style-name="T6"><text:tab/><text:tab/><text:tab/><text:tab/><text:tab/><text:tab/><text:tab/><text:tab/><text:tab/><text:tab/><text:tab/><text:tab/>"category":</text:span><text:span text:style-name="T12">&lt;text&gt;</text:span><text:span text:style-name="T6">,</text:span></text:p>
      <text:p text:style-name="P35"><text:span text:style-name="T6"><text:tab/><text:tab/><text:tab/><text:tab/><text:tab/><text:tab/><text:tab/><text:tab/><text:tab/><text:tab/><text:tab/><text:tab/>"create_ts":</text:span><text:span text:style-name="T12">&lt;text&gt;,</text:span></text:p>
      <text:p text:style-name="P35"><text:span text:style-name="T6"><text:tab/><text:tab/><text:tab/><text:tab/><text:tab/><text:tab/><text:tab/><text:tab/><text:tab/><text:tab/><text:tab/><text:tab/>"data":</text:span><text:span text:style-name="T12">&lt;text&gt;</text:span><text:span text:style-name="T6">,</text:span></text:p>
      <text:p text:style-name="P35"><text:span text:style-name="T6"><text:tab/><text:tab/><text:tab/><text:tab/><text:tab/><text:tab/><text:tab/><text:tab/><text:tab/><text:tab/><text:tab/><text:tab/>"gatewayid":</text:span><text:span text:style-name="T12">&lt;text&gt;</text:span><text:span text:style-name="T6">,</text:span></text:p>
      <text:p text:style-name="P35"><text:span text:style-name="T6"><text:tab/><text:tab/><text:tab/><text:tab/><text:tab/><text:tab/><text:tab/><text:tab/><text:tab/><text:tab/><text:tab/><text:tab/>"proto":</text:span><text:span text:style-name="T12">&lt;text&gt;</text:span><text:span text:style-name="T6">,</text:span></text:p>
      <text:p text:style-name="P35"><text:span text:style-name="T6"><text:tab/><text:tab/><text:tab/><text:tab/><text:tab/><text:tab/><text:tab/><text:tab/><text:tab/><text:tab/><text:tab/><text:tab/>"schematype":</text:span><text:span text:style-name="T12">&lt;text&gt;</text:span><text:span text:style-name="T6">}]}</text:span></text:p>
      <text:p text:style-name="P22"><text:tab/>Failure:</text:p>
      <text:p text:style-name="P22"><text:tab/><text:tab/><text:tab/><text:span text:style-name="T7">{“errormessage”:&lt;text&gt;}</text:span></text:p>
      <text:p text:style-name="P23"><text:span text:style-name="T7"><text:tab/><text:tab/><text:tab/></text:span><text:span text:style-name="T9">400 - token not available! provide token for authentication</text:span></text:p>
      <text:p text:style-name="P41"><text:tab/><text:tab/><text:tab/>400 - not a valid token</text:p>
      <text:p text:style-name="P41"><text:tab/><text:tab/><text:tab/>400 - not a string</text:p>
      <text:p text:style-name="P17">Example : </text:p>
      <text:p text:style-name="P45">http://localhost:8090/registration/availabledevices</text:p>
      <text:p text:style-name="P49">http://localhost:8090/registration/availabledevices?deviceid=234324234</text:p>
      <text:p text:style-name="P49"/>
      <text:p text:style-name="P17">Res<text:span text:style-name="T39">ult </text:span>: </text:p>
      <text:p text:style-name="P75">{"success":"success","result":[{"deviceid":"234324234","category":"DEVICE","create_ts":"2017-03-20T06:56:40.000Z","data":"{\"oic\":{\"schema\":\"only if OIC, schema will be oic.r.fan.etc\",\"rt\":\" only if OIC, Resource type\"},\"properties\":[{\"prop1\":{\"type\":\"integer\",\"description\":\"The current charge percentage.\",\"readOnly\":true,\"minimum\":0,\"maximum\":100},\"prop2\":{\"type\":\"number\",\"description\":\"Current temperature setting or measurement\"},\"prop3\":<text:soft-page-break/>{\"enum\":[\"C\",\"F\",\"K\"],\"description\":\"Units for the temperature value\",\"readOnly\":true}}],\"required\":[\"prop2\"]}","gatewayid":"{}","proto":"OIC or None or Blank","schematype":null}]}</text:p>
      <text:p text:style-name="P75"/>
      <text:p text:style-name="P16">Device Registration</text:p>
      <text:p text:style-name="P7"><text:span text:style-name="T29">Defination</text:span><text:span text:style-name="T22"> : <text:s/></text:span></text:p>
      <text:p text:style-name="P59"><text:span text:style-name="T22"><text:s text:c="3"/></text:span><text:span text:style-name="T10"><text:s/>devicedbid </text:span><text:span text:style-name="T6">&lt;</text:span><text:span text:style-name="T10">uuid</text:span><text:span text:style-name="T6">&gt;</text:span><text:span text:style-name="T10">,</text:span></text:p>
      <text:p text:style-name="P57"><text:span text:style-name="T31"><text:s text:c="4"/>deviceid </text:span>&lt;<text:span text:style-name="T31">text</text:span>&gt;<text:span text:style-name="T31">,</text:span></text:p>
      <text:p text:style-name="P57"><text:span text:style-name="T31"><text:s text:c="4"/>category </text:span>&lt;<text:span text:style-name="T31">text</text:span>&gt;<text:span text:style-name="T31">,</text:span></text:p>
      <text:p text:style-name="P57"><text:span text:style-name="T31"><text:s text:c="4"/>create_ts </text:span>&lt;<text:span text:style-name="T31">timestamp</text:span>&gt;<text:span text:style-name="T31">,</text:span></text:p>
      <text:p text:style-name="P57"><text:span text:style-name="T31"><text:s text:c="4"/>created_by </text:span>&lt;<text:span text:style-name="T31">text</text:span>&gt;<text:span text:style-name="T31">,</text:span></text:p>
      <text:p text:style-name="P57"><text:span text:style-name="T31"><text:s text:c="4"/>data </text:span>&lt;<text:span text:style-name="T31">text</text:span>&gt;<text:span text:style-name="T31">,</text:span></text:p>
      <text:p text:style-name="P57"><text:span text:style-name="T31"><text:s text:c="4"/>devicedatatb </text:span>&lt;<text:span text:style-name="T31">text</text:span>&gt;<text:span text:style-name="T31">,</text:span></text:p>
      <text:p text:style-name="P57"><text:span text:style-name="T31"><text:s text:c="4"/>gatewayid </text:span>&lt;<text:span text:style-name="T31">text</text:span>&gt;<text:span text:style-name="T31">,</text:span></text:p>
      <text:p text:style-name="P57"><text:span text:style-name="T31"><text:s text:c="4"/>isactive </text:span>&lt;<text:span text:style-name="T31">boolean</text:span>&gt;,</text:p>
      <text:p text:style-name="P57"><text:span text:style-name="T31"><text:s text:c="4"/>mod_by </text:span>&lt;<text:span text:style-name="T31">text</text:span>&gt;<text:span text:style-name="T31">,</text:span></text:p>
      <text:p text:style-name="P57"><text:span text:style-name="T31"><text:s text:c="4"/>mod_ts </text:span>&lt;<text:span text:style-name="T31">timestamp</text:span>&gt;<text:span text:style-name="T31">,</text:span></text:p>
      <text:p text:style-name="P57"><text:span text:style-name="T31"><text:s text:c="4"/>proto</text:span>&lt;<text:span text:style-name="T31">text</text:span>&gt;<text:span text:style-name="T31">,</text:span></text:p>
      <text:p text:style-name="P57"><text:span text:style-name="T31"><text:s text:c="4"/>schematype </text:span>&lt;<text:span text:style-name="T31">text</text:span>&gt;<text:span text:style-name="T31">,</text:span></text:p>
      <text:p text:style-name="P57"><text:span text:style-name="T31"><text:s text:c="4"/>type </text:span>&lt;<text:span text:style-name="T31">text</text:span>&gt;<text:span text:style-name="T31">,</text:span></text:p>
      <text:p text:style-name="P58"><text:s text:c="4"/>PRIMARY KEY (devicedbid, deviceid)</text:p>
      <text:p text:style-name="P58"/>
      <text:p text:style-name="P4"><text:span text:style-name="T27">3</text:span><text:span text:style-name="T20">) </text:span><text:span text:style-name="T24">Register Device</text:span></text:p>
      <text:p text:style-name="P11"><text:span text:style-name="T23">URL</text:span><text:span text:style-name="T1"> : http://localhost/registration/device</text:span></text:p>
      <text:p text:style-name="P4"><text:span text:style-name="T20">Method</text:span> : <text:span text:style-name="T35">POST</text:span></text:p>
      <text:p text:style-name="P4"><text:span text:style-name="T20">Headers</text:span> :</text:p>
      <text:p text:style-name="P4">content-type : application\json</text:p>
      <text:p text:style-name="P46">authorization : &lt;JWT-token&gt;</text:p>
      <text:p text:style-name="P4"><text:span text:style-name="T21">P</text:span><text:span text:style-name="T20">ayloaddata</text:span> : </text:p>
      <text:p text:style-name="P51">{</text:p>
      <text:p text:style-name="P61"><text:span text:style-name="T2">"deviceid": </text:span><text:span text:style-name="T3">&lt;text&gt;</text:span><text:span text:style-name="T2">,</text:span></text:p>
      <text:p text:style-name="P62"><text:span text:style-name="T2">"proto":</text:span><text:span text:style-name="T3">&lt;text&gt;</text:span><text:span text:style-name="T2">,</text:span></text:p>
      <text:p text:style-name="P62"><text:span text:style-name="T2">"category":</text:span><text:span text:style-name="T3">&lt;text&gt;</text:span><text:span text:style-name="T2">,</text:span></text:p>
      <text:p text:style-name="P62"><text:span text:style-name="T2">"gatewayid":</text:span><text:span text:style-name="T3">&lt;text&gt;</text:span><text:span text:style-name="T2">,</text:span></text:p>
      <text:p text:style-name="P62"><text:span text:style-name="T2">"</text:span><text:span text:style-name="T3">schematype</text:span><text:span text:style-name="T2">":</text:span><text:span text:style-name="T3">&lt;text&gt;</text:span><text:span text:style-name="T2">,</text:span></text:p>
      <text:p text:style-name="P62"><text:span text:style-name="T2">"type":</text:span><text:span text:style-name="T3">&lt;text&gt;</text:span><text:span text:style-name="T2">,</text:span></text:p>
      <text:p text:style-name="P62"><text:span text:style-name="T2">"data":</text:span><text:span text:style-name="T3">&lt;text&gt;</text:span></text:p>
      <text:p text:style-name="P70">}</text:p>
      <text:p text:style-name="P66">Response :</text:p>
      <text:p text:style-name="P66"><text:tab/>Success : </text:p>
      <text:p text:style-name="P33"><text:s text:c="6"/><text:tab/><text:tab/><text:tab/><text:span text:style-name="T5">{“success”:&lt;text&gt;}</text:span></text:p>
      <text:p text:style-name="P90"><text:tab/><text:tab/><text:tab/><text:span text:style-name="T8">200 - </text:span><text:span text:style-name="T6">{"success":"success","result":{"deviceid":"</text:span><text:span text:style-name="T19">&lt;deviceid&gt;</text:span><text:span text:style-name="T6">"}}</text:span></text:p>
      <text:p text:style-name="P24"><text:tab/>Failure:</text:p>
      <text:p text:style-name="P24"><text:tab/><text:tab/><text:tab/><text:span text:style-name="T7">{“errormessage”:&lt;text&gt;}</text:span></text:p>
      <text:p text:style-name="P24"><text:span text:style-name="T7"><text:tab/><text:tab/><text:tab/></text:span><text:span text:style-name="T10">400 - invalid content-type</text:span></text:p>
      <text:p text:style-name="P24"><text:span text:style-name="T7"><text:tab/><text:tab/><text:tab/></text:span><text:span text:style-name="T9">400 - token not available! provide token for authentication</text:span></text:p>
      <text:p text:style-name="P42"><text:tab/><text:tab/><text:tab/>400 - bad request! json is not in a proper format</text:p>
      <text:p text:style-name="P42"><text:tab/><text:tab/><text:tab/>400 - not a valid token</text:p>
      <text:p text:style-name="P42"><text:tab/><text:tab/><text:tab/>400 - not a string</text:p>
      <text:p text:style-name="P42"><text:tab/><text:tab/><text:tab/>400 - not an object</text:p>
      <text:p text:style-name="P42"><text:tab/><text:tab/><text:tab/>400 - empty <text:span text:style-name="T36">device id</text:span></text:p>
      <text:p text:style-name="P29"><text:span text:style-name="T6"><text:tab/><text:tab/><text:tab/>400 - empty </text:span><text:span text:style-name="T13">data</text:span></text:p>
      <text:p text:style-name="P29"><text:span text:style-name="T13"><text:tab/><text:tab/><text:tab/></text:span><text:span text:style-name="T14">400 - device alerady registerd</text:span><text:span text:style-name="T6"><text:tab/><text:tab/></text:span></text:p>
      <text:p text:style-name="P18"><text:soft-page-break/>Example : </text:p>
      <text:p text:style-name="P54">{</text:p>
      <text:p text:style-name="P70">"deviceid": "234324234",</text:p>
      <text:p text:style-name="P70">"proto":"OIC or None or Blank",</text:p>
      <text:p text:style-name="P70">"category":"DEVICE",</text:p>
      <text:p text:style-name="P70">"gatewayid":{},</text:p>
      <text:p text:style-name="P70">"type":"door",</text:p>
      <text:p text:style-name="P70">"data":{</text:p>
      <text:p text:style-name="P70"><text:s/>"oic":{</text:p>
      <text:p text:style-name="P70"><text:s text:c="3"/>"schema":"only if OIC, schema will be oic.r.fan.etc",</text:p>
      <text:p text:style-name="P70"><text:s text:c="3"/>"rt":" only if OIC, Resource type"</text:p>
      <text:p text:style-name="P70"><text:s/>},</text:p>
      <text:p text:style-name="P70"><text:s/>"properties":[</text:p>
      <text:p text:style-name="P70"><text:s text:c="3"/>{</text:p>
      <text:p text:style-name="P70"><text:s text:c="5"/>"prop1" : {</text:p>
      <text:p text:style-name="P70"><text:s text:c="7"/>"type": "integer",</text:p>
      <text:p text:style-name="P70"><text:s text:c="7"/>"description": "The current charge percentage.",</text:p>
      <text:p text:style-name="P70"><text:s text:c="7"/>"readOnly": true,</text:p>
      <text:p text:style-name="P70"><text:s text:c="7"/>"minimum": 0,</text:p>
      <text:p text:style-name="P70"><text:s text:c="7"/>"maximum": 100</text:p>
      <text:p text:style-name="P70"><text:s text:c="5"/>},</text:p>
      <text:p text:style-name="P70"><text:s text:c="5"/>"prop2": <text:s/>{</text:p>
      <text:p text:style-name="P70"><text:s text:c="7"/>"type": "number",</text:p>
      <text:p text:style-name="P70"><text:s text:c="7"/>"description": "Current temperature setting or measurement"</text:p>
      <text:p text:style-name="P70"><text:s text:c="5"/>},</text:p>
      <text:p text:style-name="P70"><text:s text:c="5"/>"prop3": <text:s/>{</text:p>
      <text:p text:style-name="P70"><text:s text:c="7"/>"enum": ["C","F","K"],</text:p>
      <text:p text:style-name="P70"><text:s text:c="7"/>"description": "Units for the temperature value",</text:p>
      <text:p text:style-name="P70"><text:s text:c="7"/>"readOnly": true</text:p>
      <text:p text:style-name="P70"><text:s text:c="5"/>}</text:p>
      <text:p text:style-name="P70"><text:s text:c="3"/>}</text:p>
      <text:p text:style-name="P70"><text:s text:c="3"/>],</text:p>
      <text:p text:style-name="P70"><text:s text:c="3"/>"required":["prop2"]</text:p>
      <text:p text:style-name="P70">}</text:p>
      <text:p text:style-name="P70">}</text:p>
      <text:p text:style-name="P18"><text:span text:style-name="T39">Result</text:span> : </text:p>
      <text:p text:style-name="P73">{"success":"success","result":{"deviceid":"234324234"}}</text:p>
      <text:p text:style-name="P73"/>
      <text:p text:style-name="P8"><text:span text:style-name="T27">4</text:span><text:span text:style-name="T20">) </text:span><text:span text:style-name="T25">Update</text:span><text:span text:style-name="T24"> Device</text:span></text:p>
      <text:p text:style-name="P12"><text:span text:style-name="T23">URL</text:span><text:span text:style-name="T1"> : http://localhost/registration/device</text:span></text:p>
      <text:p text:style-name="P8"><text:span text:style-name="T20">Method</text:span> : <text:span text:style-name="T37">PUT</text:span></text:p>
      <text:p text:style-name="P8"><text:span text:style-name="T20">Headers</text:span> :</text:p>
      <text:p text:style-name="P8">content-type : application\json</text:p>
      <text:p text:style-name="P48">authorization : &lt;JWT-token&gt;</text:p>
      <text:p text:style-name="P60">x-deviceid:&lt;text&gt;</text:p>
      <text:p text:style-name="P60">x-devicedbid:&lt;text&gt;</text:p>
      <text:p text:style-name="P8"><text:span text:style-name="T21">P</text:span><text:span text:style-name="T20">ayloaddata</text:span> : </text:p>
      <text:p text:style-name="P52">{</text:p>
      <text:p text:style-name="P63"><text:span text:style-name="T2">"proto":</text:span><text:span text:style-name="T3">&lt;text&gt;</text:span><text:span text:style-name="T2">,</text:span></text:p>
      <text:p text:style-name="P63"><text:span text:style-name="T2">"category":</text:span><text:span text:style-name="T3">&lt;text&gt;</text:span><text:span text:style-name="T2">,</text:span></text:p>
      <text:p text:style-name="P63"><text:span text:style-name="T2">"gatewayid":</text:span><text:span text:style-name="T3">&lt;text&gt;</text:span><text:span text:style-name="T2">,</text:span></text:p>
      <text:p text:style-name="P63"><text:span text:style-name="T2">"</text:span><text:span text:style-name="T3">schematype</text:span><text:span text:style-name="T2">":</text:span><text:span text:style-name="T3">&lt;text&gt;</text:span><text:span text:style-name="T2">,</text:span></text:p>
      <text:p text:style-name="P63"><text:span text:style-name="T2">"type":</text:span><text:span text:style-name="T3">&lt;text&gt;</text:span><text:span text:style-name="T2">,</text:span></text:p>
      <text:p text:style-name="P63"><text:span text:style-name="T2">"data":</text:span><text:span text:style-name="T3">&lt;text&gt;,</text:span></text:p>
      <text:p text:style-name="P63"><text:span text:style-name="T3">"</text:span><text:span text:style-name="T4">columnsmap</text:span><text:span text:style-name="T3">":&lt;text&gt;</text:span></text:p>
      <text:p text:style-name="P71">}</text:p>
      <text:p text:style-name="P52"><text:soft-page-break/></text:p>
      <text:p text:style-name="P68">Response :</text:p>
      <text:p text:style-name="P68"><text:tab/>Success : </text:p>
      <text:p text:style-name="P36"><text:s text:c="6"/><text:tab/><text:tab/><text:tab/><text:span text:style-name="T5">{“success”:&lt;text&gt;}</text:span></text:p>
      <text:p text:style-name="P36"><text:tab/><text:tab/><text:tab/><text:span text:style-name="T8">200 - </text:span><text:span text:style-name="T6">{"success":"success"}</text:span></text:p>
      <text:p text:style-name="P26"><text:tab/>Failure:</text:p>
      <text:p text:style-name="P26"><text:tab/><text:tab/><text:tab/><text:span text:style-name="T7">{“errormessage”:&lt;text&gt;}</text:span></text:p>
      <text:p text:style-name="P26"><text:span text:style-name="T7"><text:tab/><text:tab/><text:tab/></text:span><text:span text:style-name="T10">400 - invalid content-type</text:span></text:p>
      <text:p text:style-name="P26"><text:span text:style-name="T7"><text:tab/><text:tab/><text:tab/></text:span><text:span text:style-name="T9">400 - token not available! provide token for authentication</text:span></text:p>
      <text:p text:style-name="P43"><text:tab/><text:tab/><text:tab/>400 - bad request! json is not in a proper format</text:p>
      <text:p text:style-name="P43"><text:tab/><text:tab/><text:tab/>400 - not a valid token</text:p>
      <text:p text:style-name="P43"><text:tab/><text:tab/><text:tab/>400 - not a string</text:p>
      <text:p text:style-name="P43"><text:tab/><text:tab/><text:tab/>400 - not an object</text:p>
      <text:p text:style-name="P30"><text:span text:style-name="T6"><text:tab/><text:tab/><text:tab/>400 - empty </text:span><text:span text:style-name="T13">data</text:span></text:p>
      <text:p text:style-name="P43"><text:tab/><text:tab/><text:tab/></text:p>
      <text:p text:style-name="P20">Example : </text:p>
      <text:p text:style-name="P55">{</text:p>
      <text:p text:style-name="P70">"proto":"OIC or None or Blank",</text:p>
      <text:p text:style-name="P70">"category":"DEVICE",</text:p>
      <text:p text:style-name="P70">"gatewayid":{},</text:p>
      <text:p text:style-name="P70">"type":"door",</text:p>
      <text:p text:style-name="P70">"columnsmap":{"prop4":"number"},</text:p>
      <text:p text:style-name="P70">"data":{</text:p>
      <text:p text:style-name="P70"><text:s/>"oic":{</text:p>
      <text:p text:style-name="P70"><text:s text:c="3"/>"schema":"only if OIC, schema will be oic.r.fan.etc",</text:p>
      <text:p text:style-name="P70"><text:s text:c="3"/>"rt":" only if OIC, Resource type"</text:p>
      <text:p text:style-name="P70"><text:s/>},</text:p>
      <text:p text:style-name="P70"><text:s/>"properties":[</text:p>
      <text:p text:style-name="P70"><text:s text:c="3"/>{</text:p>
      <text:p text:style-name="P70"><text:s text:c="5"/>"prop1" : {</text:p>
      <text:p text:style-name="P70"><text:s text:c="7"/>"type": "integer",</text:p>
      <text:p text:style-name="P70"><text:s text:c="7"/>"description": "The current charge percentage.",</text:p>
      <text:p text:style-name="P70"><text:s text:c="7"/>"readOnly": true,</text:p>
      <text:p text:style-name="P70"><text:s text:c="7"/>"minimum": 0,</text:p>
      <text:p text:style-name="P70"><text:s text:c="7"/>"maximum": 100</text:p>
      <text:p text:style-name="P70"><text:s text:c="5"/>},</text:p>
      <text:p text:style-name="P70"><text:s text:c="5"/>"prop2": <text:s/>{</text:p>
      <text:p text:style-name="P70"><text:s text:c="7"/>"type": "number",</text:p>
      <text:p text:style-name="P70"><text:s text:c="7"/>"description": "Current temperature setting or measurement"</text:p>
      <text:p text:style-name="P70"><text:s text:c="5"/>},</text:p>
      <text:p text:style-name="P70"><text:s text:c="5"/>"prop3": <text:s/>{</text:p>
      <text:p text:style-name="P70"><text:s text:c="7"/>"enum": ["C","F","K"],</text:p>
      <text:p text:style-name="P70"><text:s text:c="7"/>"description": "Units for the temperature value",</text:p>
      <text:p text:style-name="P70"><text:s text:c="7"/>"readOnly": true</text:p>
      <text:p text:style-name="P70"><text:s text:c="5"/>},</text:p>
      <text:p text:style-name="P70"><text:s text:c="5"/>"prop4": <text:s/>{</text:p>
      <text:p text:style-name="P70"><text:s text:c="7"/>"type": "number",</text:p>
      <text:p text:style-name="P70"><text:s text:c="7"/>"description": "Units for the temperature value",</text:p>
      <text:p text:style-name="P70"><text:s text:c="7"/>"readOnly": true</text:p>
      <text:p text:style-name="P70"><text:s text:c="5"/>}</text:p>
      <text:p text:style-name="P70"><text:s text:c="3"/>}</text:p>
      <text:p text:style-name="P70"><text:s text:c="3"/>],</text:p>
      <text:p text:style-name="P70"><text:s text:c="3"/>"required":["prop2"]</text:p>
      <text:p text:style-name="P70">}</text:p>
      <text:p text:style-name="P70">}</text:p>
      <text:p text:style-name="P55"/>
      <text:p text:style-name="P20"><text:soft-page-break/><text:span text:style-name="T39">Result</text:span> : </text:p>
      <text:p text:style-name="P74">{"success":"success"}</text:p>
      <text:p text:style-name="P39"/>
      <text:p text:style-name="P31">3) Get <text:span text:style-name="T38">Device</text:span></text:p>
      <text:p text:style-name="P13"><text:span text:style-name="T23">URL </text:span><text:span text:style-name="T1">: http://localhost/registration/device?deviceid=&lt;text&gt;&amp;filter_start_date=&lt;timestamp&gt;&amp;filter_end_date=&lt;timestamp&gt;&amp;filter_limit=&lt;text&gt;</text:span></text:p>
      <text:p text:style-name="P5"><text:span text:style-name="T20">Method</text:span> : <text:span text:style-name="T32">GET</text:span></text:p>
      <text:p text:style-name="P5"><text:span text:style-name="T20">Headers</text:span> :</text:p>
      <text:p text:style-name="P47">authorization : &lt;JWT-token&gt;</text:p>
      <text:p text:style-name="P67">Response :</text:p>
      <text:p text:style-name="P67"><text:tab/>Success : </text:p>
      <text:p text:style-name="P90"><text:s text:c="6"/><text:tab/><text:tab/><text:tab/><text:span text:style-name="T5">{“success”:&lt;text&gt;,</text:span><text:span text:style-name="T11">"result":</text:span><text:span text:style-name="T19">&lt;device detail&gt;</text:span><text:span text:style-name="T5">}</text:span></text:p>
      <text:p text:style-name="P34"><text:tab/><text:tab/><text:tab/></text:p>
      <text:p text:style-name="P40"><text:tab/><text:tab/><text:tab/>200 - { "success": "success",</text:p>
      <text:p text:style-name="P76"><text:tab/><text:tab/><text:tab/><text:tab/><text:tab/>"result":[{"devicedbid":<text:span text:style-name="T38">&lt;uuid&gt;</text:span>,</text:p>
      <text:p text:style-name="P76"><text:tab/><text:tab/><text:tab/><text:tab/><text:tab/><text:tab/><text:tab/>"deviceid":<text:span text:style-name="T38">&lt;text&gt;</text:span>,</text:p>
      <text:p text:style-name="P76"><text:tab/><text:tab/><text:tab/><text:tab/><text:tab/><text:tab/><text:tab/>"category":<text:span text:style-name="T38">&lt;text&gt;</text:span>,</text:p>
      <text:p text:style-name="P76"><text:tab/><text:tab/><text:tab/><text:tab/><text:tab/><text:tab/><text:tab/>"create_ts":<text:span text:style-name="T38">&lt;timestemp&gt;</text:span>,</text:p>
      <text:p text:style-name="P76"><text:tab/><text:tab/><text:tab/><text:tab/><text:tab/><text:tab/><text:tab/>"created_by":<text:span text:style-name="T38">&lt;text&gt;</text:span>,</text:p>
      <text:p text:style-name="P76"><text:tab/><text:tab/><text:tab/><text:tab/><text:tab/><text:tab/><text:tab/>"data":<text:span text:style-name="T38">&lt;text&gt;</text:span>,</text:p>
      <text:p text:style-name="P76"><text:tab/><text:tab/><text:tab/><text:tab/><text:tab/><text:tab/><text:tab/>"devicedatatb":<text:span text:style-name="T38">&lt;text&gt;</text:span>,</text:p>
      <text:p text:style-name="P76"><text:tab/><text:tab/><text:tab/><text:tab/><text:tab/><text:tab/><text:tab/>"gatewayid":<text:span text:style-name="T38">&lt;text&gt;</text:span>,</text:p>
      <text:p text:style-name="P76"><text:tab/><text:tab/><text:tab/><text:tab/><text:tab/><text:tab/><text:tab/>"isactive":<text:span text:style-name="T38">&lt;boolean&gt;</text:span>,</text:p>
      <text:p text:style-name="P76"><text:tab/><text:tab/><text:tab/><text:tab/><text:tab/><text:tab/><text:tab/>"mod_by":<text:span text:style-name="T38">&lt;text&gt;</text:span>,</text:p>
      <text:p text:style-name="P76"><text:tab/><text:tab/><text:tab/><text:tab/><text:tab/><text:tab/><text:tab/>"mod_ts":<text:span text:style-name="T38">&lt;timestemp&gt;</text:span>,</text:p>
      <text:p text:style-name="P76"><text:tab/><text:tab/><text:tab/><text:tab/><text:tab/><text:tab/><text:tab/>"proto":<text:span text:style-name="T38">&lt;text&gt;</text:span>,</text:p>
      <text:p text:style-name="P76"><text:tab/><text:tab/><text:tab/><text:tab/><text:tab/><text:tab/><text:tab/>"schematype":<text:span text:style-name="T38">&lt;text&gt;</text:span>,</text:p>
      <text:p text:style-name="P76"><text:tab/><text:tab/><text:tab/><text:tab/><text:tab/><text:tab/><text:tab/>"type":<text:span text:style-name="T38">&lt;text&gt;</text:span>}]}</text:p>
      <text:p text:style-name="P25"><text:tab/>Failure:</text:p>
      <text:p text:style-name="P25"><text:tab/><text:tab/><text:tab/><text:span text:style-name="T7">{“errormessage”:&lt;text&gt;}</text:span></text:p>
      <text:p text:style-name="P25"><text:span text:style-name="T7"><text:tab/><text:tab/><text:tab/></text:span><text:span text:style-name="T9">400 - token not available! provide token for authentication</text:span></text:p>
      <text:p text:style-name="P86"><text:tab/><text:tab/><text:tab/>400 - not a valid token</text:p>
      <text:p text:style-name="P86"/>
      <text:p text:style-name="P21">Example : </text:p>
      <text:p text:style-name="P21"><text:span text:style-name="T11">http://localhost:8090/</text:span><text:span text:style-name="T15">registration/device</text:span></text:p>
      <text:p text:style-name="P21"><text:span text:style-name="T11">http://localhost:8090/</text:span><text:span text:style-name="T15">registration/device</text:span><text:span text:style-name="T11">?</text:span><text:span text:style-name="T15">dev_id</text:span><text:span text:style-name="T11">="234324234"</text:span></text:p>
      <text:p text:style-name="P19"/>
      <text:p text:style-name="P32"><text:span text:style-name="T39">Result</text:span> :</text:p>
      <text:p text:style-name="P77">{"success":"success","result":[{"devicedbid":"0988a57d-a018-4653-8ebf-770c5ef41eb4","deviceid":"234324234","category":"DEVICE","create_ts":"2017-03-17T09:59:24.000Z","created_by":"bhumi.patel@einfochips.com","data":"{\"oic\":{\"schema\":\"only if OIC, schema will be oic.r.fan.etc\",\"rt\":\" only if OIC, Resource type\"},\"properties\":[{\"prop1\":{\"type\":\"integer\",\"description\":\"The current charge percentage.\",\"readOnly\":true,\"minimum\":0,\"maximum\":100},\"prop2\":{\"type\":\"number\",\"description\":\"Current temperature setting or measurement\"},\"prop3\":{\"enum\":[\"C\",\"F\",\"K\"],\"description\":\"Units for the temperature value\",\"readOnly\":true},\"prop4\":{\"type\":\"number\",\"description\":\"Units for the temperature value\",\"readOnly\":true}}],\"required\":[\"prop2\"]}","devicedatatb":"tbl_data_door","gatewayid":"{}","isactive":true,"mod_by":"bhumi.patel@einfochips.com","mod_ts":"2017-03-17T10:02:33.643Z","proto":"OIC or None or Blank","schematype":null,"type":"door"}]}</text:p>
      <text:p text:style-name="P82"><text:soft-page-break/>3) Get <text:span text:style-name="T38">Device Type</text:span></text:p>
      <text:p text:style-name="P91"><text:span text:style-name="T23">URL </text:span><text:span text:style-name="T1">: http://localhost/registration/devicetype?devicetype=&lt;text&gt;&amp;filter_start_date=&lt;timestamp&gt;&amp;filter_end_date=&lt;timestamp&gt;&amp;filter_limit=&lt;text&gt;</text:span></text:p>
      <text:p text:style-name="P92"><text:span text:style-name="T20">Method</text:span> : <text:span text:style-name="T32">GET</text:span></text:p>
      <text:p text:style-name="P92"><text:span text:style-name="T20">Headers</text:span> :</text:p>
      <text:p text:style-name="P93">authorization : &lt;JWT-token&gt;</text:p>
      <text:p text:style-name="P94">Response :</text:p>
      <text:p text:style-name="P94"><text:tab/>Success : </text:p>
      <text:p text:style-name="P89"><text:s text:c="6"/><text:tab/><text:tab/><text:tab/><text:span text:style-name="T5">{“success”:&lt;text&gt;,</text:span><text:span text:style-name="T11">"result":"</text:span><text:span text:style-name="T18">&lt;device type detail&gt;</text:span><text:span text:style-name="T11">"</text:span><text:span text:style-name="T5">}</text:span></text:p>
      <text:p text:style-name="P88"><text:tab/><text:tab/><text:tab/>200 - { "success": "success",</text:p>
      <text:p text:style-name="P78"><text:tab/><text:tab/><text:tab/><text:tab/><text:tab/>"result":[{"devicetypedbid":<text:span text:style-name="T38">&lt;uuid&gt;</text:span>,</text:p>
      <text:p text:style-name="P78"><text:tab/><text:tab/><text:tab/><text:tab/><text:tab/><text:tab/><text:tab/>"devicetype":<text:span text:style-name="T38">&lt;text&gt;</text:span>,</text:p>
      <text:p text:style-name="P78"><text:tab/><text:tab/><text:tab/><text:tab/><text:tab/><text:tab/><text:tab/>"create_ts":<text:span text:style-name="T38">&lt;timestemp&gt;</text:span>,</text:p>
      <text:p text:style-name="P78"><text:tab/><text:tab/><text:tab/><text:tab/><text:tab/><text:tab/><text:tab/>"created_by":<text:span text:style-name="T38">&lt;text&gt;</text:span>,</text:p>
      <text:p text:style-name="P78"><text:tab/><text:tab/><text:tab/><text:tab/><text:tab/><text:tab/><text:tab/>"isactive":<text:span text:style-name="T38">&lt;boolean&gt;</text:span>,</text:p>
      <text:p text:style-name="P78"><text:tab/><text:tab/><text:tab/><text:tab/><text:tab/><text:tab/><text:tab/>"mod_by":<text:span text:style-name="T38">&lt;text&gt;</text:span>,</text:p>
      <text:p text:style-name="P78"><text:tab/><text:tab/><text:tab/><text:tab/><text:tab/><text:tab/><text:tab/>"mod_ts":<text:span text:style-name="T38">&lt;timestemp&gt;</text:span>}]}</text:p>
      <text:p text:style-name="P83"><text:tab/>Failure:</text:p>
      <text:p text:style-name="P83"><text:tab/><text:tab/><text:tab/><text:span text:style-name="T7">{“errormessage”:&lt;text&gt;}</text:span></text:p>
      <text:p text:style-name="P83"><text:span text:style-name="T7"><text:tab/><text:tab/><text:tab/></text:span><text:span text:style-name="T9">400 - token not available! provide token for authentication</text:span></text:p>
      <text:p text:style-name="P87"><text:tab/><text:tab/><text:tab/>400 - not a valid token</text:p>
      <text:p text:style-name="P87"/>
      <text:p text:style-name="P80">Example : </text:p>
      <text:p text:style-name="P80"><text:span text:style-name="T11">http://localhost:8090/</text:span><text:span text:style-name="T15">registration/device</text:span><text:span text:style-name="T17">type</text:span></text:p>
      <text:p text:style-name="P81"><text:span text:style-name="T11">http://localhost:8090/</text:span><text:span text:style-name="T15">registration/device</text:span><text:span text:style-name="T17">type</text:span><text:span text:style-name="T11">?</text:span><text:span text:style-name="T18">devicetype</text:span><text:span text:style-name="T11">="</text:span><text:span text:style-name="T18">door</text:span><text:span text:style-name="T11">"</text:span></text:p>
      <text:p text:style-name="P80"/>
      <text:p text:style-name="P84"><text:span text:style-name="T39">Result</text:span> :</text:p>
      <text:p text:style-name="P78">{"success":"success","result":[{"devicetypedbid":"3e67157c-097b-4049-96dd-e77bfd12cea9","devicetype":"door","create_ts":"2017-03-17T09:59:23.000Z","created_by":"bhumi.patel@einfochips.com","isactive":true,"mod_by":null,"mod_ts":null}]}</text:p>
      <text:p text:style-name="P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1:38:43.940006203</meta:creation-date>
    <dc:date>2017-03-20T15:27:30.515857514</dc:date>
    <meta:editing-duration>PT3H19M18S</meta:editing-duration>
    <meta:editing-cycles>48</meta:editing-cycles>
    <meta:generator>LibreOffice/5.1.6.2$Linux_X86_64 LibreOffice_project/10m0$Build-2</meta:generator>
    <meta:document-statistic meta:table-count="0" meta:image-count="0" meta:object-count="0" meta:page-count="7" meta:paragraph-count="309" meta:word-count="765" meta:character-count="8905" meta:non-whitespace-character-count="7646"/>
  </office:meta>
</office:document-meta>
</file>